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style:vertical-align="automatic" style:shrink-to-fit="tru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3" table:style-name="ce19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20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20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ADASTRAR PROFISSIONAL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ADASTRAR CLIENTE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SGATAR USUARIO E/OU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TRAR NO SISTEM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ALIDAR CADASTRO VIA E-MAI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LOGAR FB/GMAIL</text:p>
          </table:table-cell>
          <table:table-cell office:value-type="string" table:style-name="ce4">
            <text:p>ÚTIL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4"/>
          <table:table-cell table:style-name="ce6"/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number-columns-repeated="4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1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FILTRAR PROFISSIONAL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string" table:style-name="ce4">
            <text:p>POR DISPONIBILIDADE DE DATAS, POR REGIAO ...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VALIAR PROFISSIONAL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5">
            <text:p>5</text:p>
          </table:table-cell>
          <table:table-cell table:style-name="ce4"/>
          <table:table-cell office:value-type="string" table:style-name="ce4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NVIAR SOLICIT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URAL DE SERVIÇOS</text:p>
          </table:table-cell>
          <table:table-cell office:value-type="string" table:style-name="ce4">
            <text:p>CRÍTICO</text:p>
          </table:table-cell>
          <table:table-cell table:style-name="ce5"/>
          <table:table-cell table:style-name="ce4"/>
          <table:table-cell office:value-type="string" table:style-name="ce4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COMPARAR PROFISSIONAIS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RELATÓRIOS DE SERVIÇOS</text:p>
          </table:table-cell>
          <table:table-cell office:value-type="string" table:style-name="ce4">
            <text:p>IMPORTANTE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LOCALIZAR USUÁRIO (PROFISSIONAL)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2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MITIR RELATÓRIOS DE CLIENTE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MITIR RELATÓRIOS DE PROFISSIONAI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MITIR RELATÓRIOS DE USUARIOS</text:p>
          </table:table-cell>
          <table:table-cell table:number-columns-repeated="4"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3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UBLICAR TRABALHOS CONCLUIDOS</text:p>
          </table:table-cell>
          <table:table-cell office:value-type="string" table:style-name="ce4">
            <text:p>IMPORTANTE</text:p>
          </table:table-cell>
          <table:table-cell table:number-columns-repeated="2" table:style-name="ce4"/>
          <table:table-cell office:value-type="string" table:style-name="ce4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UBLICAR QUALIFICAÇÕE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VALIAR O CLIENTE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VIAR RESPOSTA SOLICITAÇÃO</text:p>
          </table:table-cell>
          <table:table-cell office:value-type="string" table:style-name="ce4">
            <text:p>CRÍTICO</text:p>
          </table:table-cell>
          <table:table-cell table:number-columns-repeated="2" table:style-name="ce4"/>
          <table:table-cell office:value-type="string" table:style-name="ce4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GENDAR TRABALHOS<text:span text:style-name="T1"><text:s/></text:span>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HISTÓRICOS DE CLIENTES</text:p>
          </table:table-cell>
          <table:table-cell office:value-type="string" table:style-name="ce9">
            <text:p>ÚTIL</text:p>
          </table:table-cell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11">
            <text:p>LOCALIZAR USUÁRIO (CLIENTE)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number-columns-repeated="3" table:style-name="ce13"/>
          <table:table-cell table:style-name="ce11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3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4">
            <text:p>CRIAR REPOSITÓRIO GITHUB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" table:style-name="ce16">
            <text:p>2</text:p>
          </table:table-cell>
          <table:table-cell office:value-type="string" table:style-name="ce4">
            <text:p>CRIAR AMBIENTE DE DESENVOLVIMENTO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string" table:style-name="ce4">
            <text:p>CRIAR AMBIENTE DE DESENVOLVIMENT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NETBEANS, APACHE TOMCAT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8">
            <text:p>CRIAR AMBIENTE DE GERENCIAMENTO TRELL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DIAGRAMA DE CLASSES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18"/>
          <table:table-cell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5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style-name="ce18"/>
          <table:table-cell table:number-columns-repeated="4" table:style-name="ce4"/>
          <table:table-cell table:number-columns-repeated="16378"/>
        </table:table-row>
        <table:table-row table:number-rows-repeated="7"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number-rows-repeated="5" table:style-name="ro1">
          <table:table-cell/>
          <table:table-cell table:number-columns-repeated="5" table:style-name="ce4"/>
          <table:table-cell table:number-columns-repeated="16378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4T00:30:29Z</dc:date>
    <meta:editing-cycles>26</meta:editing-cycles>
    <meta:editing-duration>PT15478S</meta:editing-duration>
  </office:meta>
</office:document-meta>
</file>